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14fc4" officeooo:paragraph-rsid="00114fc4"/>
    </style:style>
    <style:style style:name="P2" style:family="paragraph" style:parent-style-name="Text_20_body">
      <style:paragraph-properties fo:text-align="justify" style:justify-single-word="false"/>
      <style:text-properties officeooo:rsid="001495f9" officeooo:paragraph-rsid="001495f9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1495f9" officeooo:paragraph-rsid="001495f9"/>
    </style:style>
    <style:style style:name="P4" style:family="paragraph" style:parent-style-name="Text_20_body" style:list-style-name="L2">
      <style:paragraph-properties fo:text-align="start" style:justify-single-word="false"/>
      <style:text-properties officeooo:paragraph-rsid="001495f9"/>
    </style:style>
    <style:style style:name="P5" style:family="paragraph" style:parent-style-name="Text_20_body">
      <style:paragraph-properties fo:text-align="start" style:justify-single-word="false"/>
      <style:text-properties officeooo:rsid="00149faa" officeooo:paragraph-rsid="00167250"/>
    </style:style>
    <style:style style:name="P6" style:family="paragraph" style:parent-style-name="Text_20_body">
      <style:paragraph-properties fo:text-align="start" style:justify-single-word="false"/>
      <style:text-properties officeooo:rsid="00167250" officeooo:paragraph-rsid="00167250"/>
    </style:style>
    <style:style style:name="P7" style:family="paragraph" style:parent-style-name="Text_20_body">
      <style:paragraph-properties fo:text-align="start" style:justify-single-word="false"/>
      <style:text-properties officeooo:rsid="00167250" officeooo:paragraph-rsid="0017fc2c"/>
    </style:style>
    <style:style style:name="P8" style:family="paragraph" style:parent-style-name="Text_20_body">
      <style:paragraph-properties fo:text-align="start" style:justify-single-word="false"/>
      <style:text-properties officeooo:rsid="001832a7" officeooo:paragraph-rsid="001832a7"/>
    </style:style>
    <style:style style:name="P9" style:family="paragraph" style:parent-style-name="Contents_20_1">
      <style:paragraph-properties>
        <style:tab-stops>
          <style:tab-stop style:position="1.4in"/>
        </style:tab-stops>
      </style:paragraph-properties>
    </style:style>
    <style:style style:name="P10" style:family="paragraph" style:parent-style-name="Heading_20_1">
      <style:text-properties officeooo:rsid="00114fc4" officeooo:paragraph-rsid="00114fc4"/>
    </style:style>
    <style:style style:name="T1" style:family="text">
      <style:text-properties officeooo:rsid="0012ef8e"/>
    </style:style>
    <style:style style:name="T2" style:family="text">
      <style:text-properties officeooo:rsid="001495f9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167250"/>
    </style:style>
    <style:style style:name="T5" style:family="text">
      <style:text-properties style:font-name="Courier 10 Pitch" officeooo:rsid="00149faa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style:font-name="DejaVu Sans Mono" fo:font-size="9pt"/>
    </style:style>
    <style:style style:name="T9" style:family="text">
      <style:text-properties style:font-name="DejaVu Sans Mono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67250"/>
    </style:style>
    <style:style style:name="T12" style:family="text">
      <style:text-properties style:font-name="Liberation Serif" officeooo:rsid="001755d6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age Memory Test</text:p>
      <text:p text:style-name="Subtitle">May 2016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1.4in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1.2in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6_1480549788" text:style-name="Index_20_Link" text:visited-style-name="Index_20_Link">What it is<text:tab/>1</text:a></text:p>
          <text:p text:style-name="P9"><text:a xlink:type="simple" xlink:href="#__RefHeading___Toc212_1480549788" text:style-name="Index_20_Link" text:visited-style-name="Index_20_Link">How to install<text:tab/>1</text:a></text:p>
          <text:p text:style-name="P9"><text:a xlink:type="simple" xlink:href="#__RefHeading___Toc221_1480549788" text:style-name="Index_20_Link" text:visited-style-name="Index_20_Link">How to use<text:tab/>1</text:a></text:p>
          <text:p text:style-name="P9"><text:a xlink:type="simple" xlink:href="#__RefHeading___Toc223_1480549788" text:style-name="Index_20_Link" text:visited-style-name="Index_20_Link">How to write an experiment file<text:tab/>2</text:a></text:p>
        </text:index-body>
      </text:table-of-content>
      <text:p text:style-name="Text_20_body"/>
      <text:h text:style-name="P10" text:outline-level="1"><text:bookmark-start text:name="__RefHeading___Toc106_1480549788"/>What it is<text:bookmark-end text:name="__RefHeading___Toc106_1480549788"/></text:h>
      <text:p text:style-name="P1">Image Memory Test is a software <text:span text:style-name="T1">that helps performing tests on the ability to remember the position of images. It can be “programmed” to show a sequence of images on the screen. Then it allows the test subject to place markers on the screen – where he remembers the images appeared. Finally, it computes the distance between each marker and the closest image.</text:span></text:p>
      <text:h text:style-name="Heading_20_1" text:outline-level="1"><text:bookmark-start text:name="__RefHeading___Toc212_1480549788"/>How to install<text:bookmark-end text:name="__RefHeading___Toc212_1480549788"/></text:h>
      <text:p text:style-name="P2">Image Memory Test has been verified on Linux and Windows. It may work on other systems if the proper Python runtime is installed – but we never tested it.</text:p>
      <text:p text:style-name="P2">Un-zip your copy of Image Memory test in any folder. Then follow those steps.</text:p>
      <text:list xml:id="list2136753919006575189" text:style-name="L2">
        <text:list-item>
          <text:p text:style-name="P3">Install Python 2.7<text:line-break/>Verify the instructions for your operative system.<text:line-break/><text:line-break/>On Windows, download the latest release from <text:a xlink:type="simple" xlink:href="https://www.python.org/downloads/" text:style-name="Internet_20_link" text:visited-style-name="Visited_20_Internet_20_Link">https://www.python.org/downloads/</text:a> (for example, 2.7.11). Double click on the installer file, be sure to <text:span text:style-name="T7">select the option to</text:span> <text:span text:style-name="T6">include Python in the PATH.</text:span><text:line-break/><text:line-break/>To verify if Python is already installed, open a command prompt (Windows 7: type <text:span text:style-name="T3">cmd</text:span> in the search box in the Start menu; Windows 8.1: right-click on the Windows menu button; Linux: your usual terminal) and type <text:span text:style-name="T9">python –version</text:span>.</text:p>
        </text:list-item>
        <text:list-item>
          <text:p text:style-name="P4"><text:span text:style-name="T2">Install the dependencies<text:line-break/>Linux: </text:span><text:span text:style-name="T8">python -m pip install -r requirements.txt</text:span><text:span text:style-name="T2"><text:line-break/>Windows: double click on install.bat<text:line-break/><text:line-break/>Avast (and maybe other anti-virus softwares) may block the installation. Disable the anti-virus for the duration of the installation.</text:span></text:p>
        </text:list-item>
      </text:list>
      <text:h text:style-name="Heading_20_1" text:outline-level="1"><text:bookmark-start text:name="__RefHeading___Toc221_1480549788"/>How to use<text:bookmark-end text:name="__RefHeading___Toc221_1480549788"/></text:h>
      <text:p text:style-name="P5">After installation, launch the program with a double click on <text:span text:style-name="T3">MemoryTest.bat</text:span><text:span text:style-name="T11"> (Windows only) or via the command line (</text:span><text:span text:style-name="T4">python main.py</text:span><text:span text:style-name="T11">).</text:span></text:p>
      <text:p text:style-name="P6"><text:soft-page-break/><text:span text:style-name="T10">Then select an experiment file (a text file which describe the images to show, for how long, where to save the resutls…) and let the program run.</text:span></text:p>
      <text:p text:style-name="P7"><text:span text:style-name="T10">You can pre-select the experiment file via the -e command line option (</text:span><text:span text:style-name="T3">python main.py -e some/file.txt</text:span><text:span text:style-name="T10">). </text:span><text:span text:style-name="T12">You can also modify copies of </text:span><text:span text:style-name="T5">MemoryTest.bat </text:span><text:span text:style-name="T12">and add the option in them (could be useful, for example, to prepare a battery of tests and be ready to open each one with a double click).</text:span></text:p>
      <text:h text:style-name="Heading_20_1" text:outline-level="1"><text:bookmark-start text:name="__RefHeading___Toc223_1480549788"/><text:span text:style-name="T12">H</text:span><text:span text:style-name="T10">ow to write an experiment file</text:span><text:bookmark-end text:name="__RefHeading___Toc223_1480549788"/></text:h>
      <text:p text:style-name="P8"><text:span text:style-name="T10">...not yet writte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10 Pitch" svg:font-family="'Courier 10 Pitch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09:51.347355335</meta:creation-date>
    <meta:generator>LibreOffice/5.1.2.2$Linux_X86_64 LibreOffice_project/10m0$Build-2</meta:generator>
    <dc:date>2016-05-19T21:37:26.137942786</dc:date>
    <meta:editing-duration>PT25M49S</meta:editing-duration>
    <meta:editing-cycles>8</meta:editing-cycles>
    <meta:document-statistic meta:table-count="0" meta:image-count="0" meta:object-count="0" meta:page-count="2" meta:paragraph-count="19" meta:word-count="358" meta:character-count="2086" meta:non-whitespace-character-count="1744"/>
  </office:meta>
</office:document-meta>
</file>